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Monaco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76cm" draw:marker-end="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76cm" draw:marker-end-width="0.376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1pt"/>
    </style:style>
    <style:style style:name="P3" style:family="paragraph">
      <style:paragraph-properties fo:text-align="center"/>
      <style:text-properties style:font-name="Courier New1" fo:font-size="11pt" style:font-size-asian="12pt" style:font-size-complex="12pt"/>
    </style:style>
    <style:style style:name="P4" style:family="paragraph">
      <style:paragraph-properties fo:line-height="90%" fo:text-align="center"/>
      <style:text-properties style:font-name="Courier New1" fo:font-size="11pt"/>
    </style:style>
    <style:style style:name="P5" style:family="paragraph">
      <style:paragraph-properties fo:line-height="90%" fo:text-align="center"/>
      <style:text-properties style:font-name="Courier New1" fo:font-size="11pt" style:font-size-asian="12pt" style:font-size-complex="12pt"/>
    </style:style>
    <style:style style:name="P6" style:family="paragraph">
      <style:paragraph-properties fo:line-height="110%" fo:text-align="center"/>
      <style:text-properties style:font-name="Courier New1" fo:font-size="11pt"/>
    </style:style>
    <style:style style:name="P7" style:family="paragraph">
      <style:paragraph-properties fo:line-height="110%" fo:text-align="center"/>
      <style:text-properties style:font-name="Courier New1" fo:font-size="11pt" style:font-size-asian="12pt" style:font-size-complex="12pt"/>
    </style:style>
    <style:style style:name="P8" style:family="paragraph">
      <style:text-properties style:font-name="Courier" fo:font-size="11pt" style:font-size-asian="11pt" style:font-size-complex="11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style:font-name="Times New Roman" style:text-underline-style="solid" style:text-underline-width="auto" style:text-underline-color="font-color"/>
    </style:style>
    <style:style style:name="P11" style:family="paragraph">
      <style:text-properties style:font-name="Times New Roman" fo:font-size="12pt" style:font-size-asian="12pt" style:font-size-complex="12pt"/>
    </style:style>
    <style:style style:name="P1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="Times New Roman" style:font-size-asian="12pt" style:font-size-complex="12pt"/>
    </style:style>
    <style:style style:name="T3" style:family="text">
      <style:text-properties style:font-name="Courier" fo:font-size="11pt" style:font-size-asian="11pt" style:font-size-complex="11pt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1cm" svg:y1="2.812cm" svg:x2="11.102cm" svg:y2="3.379cm">
          <text:p/>
        </draw:line>
        <draw:custom-shape draw:style-name="gr2" draw:text-style-name="P3" draw:layer="layout" svg:width="1.016cm" svg:height="0.508cm" svg:x="5.572cm" svg:y="7.712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6.588cm" svg:y="7.712cm">
          <text:p text:style-name="P2"><text:span text:style-name="T1">7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7.604cm" svg:y="7.712cm">
          <text:p text:style-name="P2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8.62cm" svg:y="7.712cm">
          <text:p text:style-name="P2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9.636cm" svg:y="7.712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0.652cm" svg:y="7.712cm">
          <text:p text:style-name="P2"><text:span text:style-name="T1">f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1.668cm" svg:y="7.712cm">
          <text:p text:style-name="P2"><text:span text:style-name="T1">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2.684cm" svg:y="7.712cm">
          <text:p text:style-name="P2"><text:span text:style-name="T1">b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3.7cm" svg:y="7.712cm">
          <text:p text:style-name="P2"><text:span text:style-name="T1">9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4.716cm" svg:y="7.712cm">
          <text:p text:style-name="P2"><text:span text:style-name="T1">d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5.732cm" svg:y="7.712cm">
          <text:p text:style-name="P2"><text:span text:style-name="T1">9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6.748cm" svg:y="7.712cm">
          <text:p text:style-name="P2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7.764cm" svg:y="7.712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8.78cm" svg:y="7.712cm">
          <text:p text:style-name="P2"><text:span text:style-name="T1">e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9.796cm" svg:y="7.712cm">
          <text:p text:style-name="P2"><text:span text:style-name="T1">a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20.812cm" svg:y="7.712cm">
          <text:p text:style-name="P2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21.828cm" svg:y="7.712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22.844cm" svg:y="7.712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5.572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6.588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7.604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8.62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9.636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0.652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1.668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2.684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3.7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4.716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5.732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6.748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7.764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8.78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9.796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0.812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1.828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2.844cm" svg:y="3.394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6.588cm" svg:y="8.22cm">
          <text:p text:style-name="P6"><text:span text:style-name="T1">array[0]</text:span></text:p>
          <text:p text:style-name="P6"><text:span text:style-name="T2">as an integer is:</text:span></text:p>
          <text:p text:style-name="P6"><text:span text:style-name="T1">0x1234567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0.652cm" svg:y="8.22cm">
          <text:p text:style-name="P6"><text:span text:style-name="T1">array[1]</text:span></text:p>
          <text:p text:style-name="P6"><text:span text:style-name="T2">as an integer is:</text:span></text:p>
          <text:p text:style-name="P6"><text:span text:style-name="T1">0x9abcdef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4.716cm" svg:y="8.22cm">
          <text:p text:style-name="P6"><text:span text:style-name="T1">array[2]</text:span></text:p>
          <text:p text:style-name="P6"><text:span text:style-name="T2">as an integer is:</text:span></text:p>
          <text:p text:style-name="P6"><text:span text:style-name="T1">0x13579bdf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8.78cm" svg:y="8.22cm">
          <text:p text:style-name="P6"><text:span text:style-name="T1">array[3]</text:span></text:p>
          <text:p text:style-name="P6"><text:span text:style-name="T2">as an integer is:</text:span></text:p>
          <text:p text:style-name="P6"><text:span text:style-name="T1">0x2468ace0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07cm" svg:y1="1.632cm" svg:x2="7.091cm" svg:y2="3.332cm">
          <text:p/>
        </draw:line>
        <draw:frame draw:style-name="gr3" draw:text-style-name="P8" draw:layer="layout" svg:width="5.674cm" svg:height="0.69cm" svg:x="8.95cm" svg:y="2.175cm">
          <draw:text-box>
            <text:p><text:span text:style-name="T3">(array+1) = 0xbff344ac</text:span></text:p>
          </draw:text-box>
        </draw:frame>
        <draw:frame draw:style-name="gr3" draw:text-style-name="P8" draw:layer="layout" svg:width="4.743cm" svg:height="0.69cm" svg:x="5.839cm" svg:y="1.294cm">
          <draw:text-box>
            <text:p><text:span text:style-name="T3">array = 0xbff344a8</text:span></text:p>
          </draw:text-box>
        </draw:frame>
        <draw:line draw:style-name="gr1" draw:text-style-name="P1" draw:layer="layout" svg:x1="15.177cm" svg:y1="1.619cm" svg:x2="15.198cm" svg:y2="3.319cm">
          <text:p/>
        </draw:line>
        <draw:frame draw:style-name="gr3" draw:text-style-name="P8" draw:layer="layout" svg:width="5.674cm" svg:height="0.69cm" svg:x="12.94cm" svg:y="1.328cm">
          <draw:text-box>
            <text:p><text:span text:style-name="T3">(array+2) = 0xbff344b0</text:span></text:p>
          </draw:text-box>
        </draw:frame>
        <draw:line draw:style-name="gr1" draw:text-style-name="P1" draw:layer="layout" svg:x1="19.289cm" svg:y1="2.812cm" svg:x2="19.281cm" svg:y2="3.379cm">
          <text:p/>
        </draw:line>
        <draw:frame draw:style-name="gr3" draw:text-style-name="P8" draw:layer="layout" svg:width="5.674cm" svg:height="0.69cm" svg:x="17.129cm" svg:y="2.175cm">
          <draw:text-box>
            <text:p><text:span text:style-name="T3">(array+3) = 0xbff344b4</text:span></text:p>
          </draw:text-box>
        </draw:frame>
        <draw:frame draw:style-name="gr4" draw:text-style-name="P10" draw:layer="layout" svg:width="2.691cm" svg:height="0.954cm" svg:x="2.438cm" svg:y="1.611cm">
          <draw:text-box>
            <text:p text:style-name="P9"><text:span text:style-name="T4">Memory</text:span></text:p>
          </draw:text-box>
        </draw:frame>
        <draw:frame draw:style-name="gr4" draw:text-style-name="P11" draw:layer="layout" svg:width="2.242cm" svg:height="0.721cm" svg:x="3.278cm" svg:y="5.348cm">
          <draw:text-box>
            <text:p><text:span text:style-name="T5">Addresses</text:span></text:p>
          </draw:text-box>
        </draw:frame>
        <draw:frame draw:style-name="gr4" draw:text-style-name="P12" draw:layer="layout" svg:width="2.394cm" svg:height="1.191cm" svg:x="3.278cm" svg:y="7.349cm">
          <draw:text-box>
            <text:p text:style-name="P1"><text:span text:style-name="T5">Values as</text:span></text:p>
            <text:p text:style-name="P1"><text:span text:style-name="T5">bytes (hex)</text:span></text:p>
          </draw:text-box>
        </draw:frame>
        <draw:line draw:style-name="gr1" draw:text-style-name="P1" draw:layer="layout" svg:x1="12.123cm" svg:y1="12.012cm" svg:x2="12.115cm" svg:y2="12.579cm">
          <text:p/>
        </draw:line>
        <draw:custom-shape draw:style-name="gr2" draw:text-style-name="P3" draw:layer="layout" svg:width="1.016cm" svg:height="0.508cm" svg:x="5.572cm" svg:y="16.9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6.588cm" svg:y="16.9cm">
          <text:p text:style-name="P2"><text:span text:style-name="T1">7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7.604cm" svg:y="16.9cm">
          <text:p text:style-name="P2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8.62cm" svg:y="16.9cm">
          <text:p text:style-name="P2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9.636cm" svg:y="16.9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0.652cm" svg:y="16.9cm">
          <text:p text:style-name="P2"><text:span text:style-name="T1">f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1.668cm" svg:y="16.9cm">
          <text:p text:style-name="P2"><text:span text:style-name="T1">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2.684cm" svg:y="16.9cm">
          <text:p text:style-name="P2"><text:span text:style-name="T1">b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3.7cm" svg:y="16.9cm">
          <text:p text:style-name="P2"><text:span text:style-name="T1">9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4.716cm" svg:y="16.9cm">
          <text:p text:style-name="P2"><text:span text:style-name="T1">d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5.732cm" svg:y="16.9cm">
          <text:p text:style-name="P2"><text:span text:style-name="T1">9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6.748cm" svg:y="16.9cm">
          <text:p text:style-name="P2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7.764cm" svg:y="16.9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8.78cm" svg:y="16.9cm">
          <text:p text:style-name="P2"><text:span text:style-name="T1">e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19.796cm" svg:y="16.9cm">
          <text:p text:style-name="P2"><text:span text:style-name="T1">a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20.812cm" svg:y="16.9cm">
          <text:p text:style-name="P2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0.508cm" svg:x="21.828cm" svg:y="16.9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0.508cm" svg:x="22.844cm" svg:y="16.9cm">
          <text:p text:style-name="P2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5.572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6.588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7.604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8.62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9.636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0.652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1.668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2.684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3.7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a</text:span></text:p>
          <text:p text:style-name="P4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4.716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5.732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6.748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7.764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8.78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19.796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0.812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1.828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4.318cm" svg:x="22.844cm" svg:y="12.582cm">
          <text:p text:style-name="P4"><text:span text:style-name="T1">0</text:span></text:p>
          <text:p text:style-name="P4"><text:span text:style-name="T1">x</text:span></text:p>
          <text:p text:style-name="P4"><text:span text:style-name="T1">b</text:span></text:p>
          <text:p text:style-name="P4"><text:span text:style-name="T1">f</text:span></text:p>
          <text:p text:style-name="P4"><text:span text:style-name="T1">f</text:span></text:p>
          <text:p text:style-name="P4"><text:span text:style-name="T1">3</text:span></text:p>
          <text:p text:style-name="P4"><text:span text:style-name="T1">4</text:span></text:p>
          <text:p text:style-name="P4"><text:span text:style-name="T1">4</text:span></text:p>
          <text:p text:style-name="P4"><text:span text:style-name="T1">b</text:span></text:p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7.604cm" svg:y="17.408cm">
          <text:p text:style-name="P6"><text:span text:style-name="T1">*ip</text:span></text:p>
          <text:p text:style-name="P6"><text:span text:style-name="T2">as an integer is:</text:span></text:p>
          <text:p text:style-name="P6"><text:span text:style-name="T1">0xf012345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1.668cm" svg:y="17.408cm">
          <text:p text:style-name="P6"><text:span text:style-name="T1">*(ip+1)</text:span></text:p>
          <text:p text:style-name="P6"><text:span text:style-name="T2">as an integer is:</text:span></text:p>
          <text:p text:style-name="P6"><text:span text:style-name="T1">0xdf9abcd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5.732cm" svg:y="17.408cm">
          <text:p text:style-name="P6"><text:span text:style-name="T1">*(ip+2)</text:span></text:p>
          <text:p text:style-name="P6"><text:span text:style-name="T2">as an integer is:</text:span></text:p>
          <text:p text:style-name="P6"><text:span text:style-name="T1">0xe013579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064cm" svg:height="1.778cm" svg:x="19.796cm" svg:y="17.408cm">
          <text:p text:style-name="P6"><text:span text:style-name="T1">*(ip+3)</text:span></text:p>
          <text:p text:style-name="P6"><text:span text:style-name="T2">as an integer is:</text:span></text:p>
          <text:p text:style-name="P6"><text:span text:style-name="T1">0x612468ac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83cm" svg:y1="10.832cm" svg:x2="8.104cm" svg:y2="12.532cm">
          <text:p/>
        </draw:line>
        <draw:frame draw:style-name="gr3" draw:text-style-name="P8" draw:layer="layout" svg:width="4.976cm" svg:height="0.69cm" svg:x="9.963cm" svg:y="11.375cm">
          <draw:text-box>
            <text:p><text:span text:style-name="T3">(ip+1) = 0xbff344ad</text:span></text:p>
          </draw:text-box>
        </draw:frame>
        <draw:frame draw:style-name="gr3" draw:text-style-name="P8" draw:layer="layout" svg:width="4.045cm" svg:height="0.69cm" svg:x="6.852cm" svg:y="10.494cm">
          <draw:text-box>
            <text:p><text:span text:style-name="T3">ip = 0xbff344a9</text:span></text:p>
          </draw:text-box>
        </draw:frame>
        <draw:line draw:style-name="gr1" draw:text-style-name="P1" draw:layer="layout" svg:x1="16.19cm" svg:y1="10.819cm" svg:x2="16.211cm" svg:y2="12.519cm">
          <text:p/>
        </draw:line>
        <draw:frame draw:style-name="gr3" draw:text-style-name="P8" draw:layer="layout" svg:width="4.976cm" svg:height="0.69cm" svg:x="13.953cm" svg:y="10.528cm">
          <draw:text-box>
            <text:p><text:span text:style-name="T3">(ip+2) = 0xbff344b1</text:span></text:p>
          </draw:text-box>
        </draw:frame>
        <draw:line draw:style-name="gr1" draw:text-style-name="P1" draw:layer="layout" svg:x1="20.302cm" svg:y1="12.012cm" svg:x2="20.294cm" svg:y2="12.579cm">
          <text:p/>
        </draw:line>
        <draw:frame draw:style-name="gr3" draw:text-style-name="P8" draw:layer="layout" svg:width="4.976cm" svg:height="0.69cm" svg:x="18.142cm" svg:y="11.375cm">
          <draw:text-box>
            <text:p><text:span text:style-name="T3">(ip+3) = 0xbff344b5</text:span></text:p>
          </draw:text-box>
        </draw:frame>
        <draw:frame draw:style-name="gr4" draw:text-style-name="P10" draw:layer="layout" svg:width="2.691cm" svg:height="0.954cm" svg:x="2.451cm" svg:y="10.811cm">
          <draw:text-box>
            <text:p text:style-name="P9"><text:span text:style-name="T4">Memory</text:span></text:p>
          </draw:text-box>
        </draw:frame>
        <draw:frame draw:style-name="gr4" draw:text-style-name="P11" draw:layer="layout" svg:width="2.242cm" svg:height="0.721cm" svg:x="3.291cm" svg:y="14.548cm">
          <draw:text-box>
            <text:p><text:span text:style-name="T5">Addresses</text:span></text:p>
          </draw:text-box>
        </draw:frame>
        <draw:frame draw:style-name="gr4" draw:text-style-name="P12" draw:layer="layout" svg:width="2.394cm" svg:height="1.191cm" svg:x="3.291cm" svg:y="16.549cm">
          <draw:text-box>
            <text:p text:style-name="P1"><text:span text:style-name="T5">Values as</text:span></text:p>
            <text:p text:style-name="P1"><text:span text:style-name="T5">bytes (he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Monaco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MacOSX_x86 LibreOffice_project/48d50dbfc06349262c9d50868e5c1f630a573ebd</meta:generator>
    <meta:initial-creator>James Plank</meta:initial-creator>
    <meta:creation-date>2007-12-02T15:48:06</meta:creation-date>
    <dc:date>2018-01-16T17:49:44.805523000</dc:date>
    <meta:printed-by>James Plank</meta:printed-by>
    <meta:print-date>2007-12-02T15:57:10</meta:print-date>
    <dc:language>en-US</dc:language>
    <meta:editing-cycles>27</meta:editing-cycles>
    <meta:editing-duration>P1DT20H42M47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